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8348" officeooo:paragraph-rsid="000b8348"/>
    </style:style>
    <style:style style:name="P2" style:family="paragraph" style:parent-style-name="Standard">
      <style:text-properties officeooo:rsid="000ba83b" officeooo:paragraph-rsid="000ba8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s </text:p>
      <text:p text:style-name="P1"/>
      <text:p text:style-name="P1"/>
      <text:p text:style-name="P2">API</text:p>
      <text:p text:style-name="P2"/>
      <text:p text:style-name="P2"><text:a xlink:type="simple" xlink:href="https://www.reddit.com/dev/api" text:style-name="Internet_20_link" text:visited-style-name="Visited_20_Internet_20_Link">https://www.reddit.com/dev/api</text:a></text:p>
      <text:p text:style-name="P2"/>
      <text:p text:style-name="P2"/>
      <text:p text:style-name="P2"><text:a xlink:type="simple" xlink:href="https://developer.twitter.com/en/docs/twitter-api" text:style-name="Internet_20_link" text:visited-style-name="Visited_20_Internet_20_Link">https://developer.twitter.com/en/docs/twitter-api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22:33:25.257000000</meta:creation-date>
    <dc:date>2023-09-18T22:35:18.353000000</dc:date>
    <meta:editing-duration>PT1M54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4" meta:word-count="4" meta:character-count="97" meta:non-whitespace-character-count="96"/>
  </office:meta>
</office:document-meta>
</file>